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justify" style:justify-single-word="false"/>
      <style:text-properties style:font-name="Arial" fo:font-size="12pt" officeooo:rsid="0018c0c3" officeooo:paragraph-rsid="0018c0c3" style:font-size-asian="12pt" style:font-size-complex="12pt"/>
    </style:style>
    <style:style style:name="T1" style:family="text">
      <style:text-properties officeooo:rsid="0019d7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Profe, espero se encuentre bien</text:p>
      <text:p text:style-name="P1">Esta nota es para comentarle que gran parte del proyecto la realice en conjunto con un compañero para irnos aclarando dudas que salian entre ambos, queria ser transparente con esta infor<text:span text:style-name="T1">ma</text:span>cion dado que facilmente usted podra ver como muchas partes del codigo, especialmente de la ultima parte, tienden a ser muy similares, lo mismo sucede con el portafolio de evidencias que cuando alguno de los dos faltaba a clases por x o y razon usualmente lo compartiamos para ponernos al di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17:55:13.504000000</meta:creation-date>
    <dc:date>2023-08-15T18:31:00.391000000</dc:date>
    <meta:editing-duration>PT5M30S</meta:editing-duration>
    <meta:editing-cycles>2</meta:editing-cycles>
    <meta:generator>LibreOffice/7.5.2.2$Windows_X86_64 LibreOffice_project/53bb9681a964705cf672590721dbc85eb4d0c3a2</meta:generator>
    <meta:document-statistic meta:table-count="0" meta:image-count="0" meta:object-count="0" meta:page-count="1" meta:paragraph-count="2" meta:word-count="87" meta:character-count="517" meta:non-whitespace-character-count="432"/>
  </office:meta>
</office:document-meta>
</file>